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ext_20_body">
      <style:text-properties officeooo:rsid="0010bfbd" officeooo:paragraph-rsid="0010bfbd"/>
    </style:style>
    <style:style style:name="P3" style:family="paragraph" style:parent-style-name="Text_20_body">
      <style:text-properties officeooo:paragraph-rsid="00119153"/>
    </style:style>
    <style:style style:name="P4" style:family="paragraph" style:parent-style-name="Text_20_body">
      <style:text-properties officeooo:rsid="0011baac" officeooo:paragraph-rsid="0011baac"/>
    </style:style>
    <style:style style:name="P5" style:family="paragraph" style:parent-style-name="Title">
      <style:text-properties fo:font-size="24pt" officeooo:rsid="0010bfbd" officeooo:paragraph-rsid="0010bfbd" style:font-size-asian="24pt" style:font-size-complex="24pt"/>
    </style:style>
    <style:style style:name="P6" style:family="paragraph" style:parent-style-name="Text_20_body">
      <style:text-properties officeooo:rsid="0011baac" officeooo:paragraph-rsid="0011baac"/>
    </style:style>
    <style:style style:name="P7" style:family="paragraph" style:parent-style-name="Text_20_body">
      <style:text-properties officeooo:rsid="001408a3" officeooo:paragraph-rsid="001408a3"/>
    </style:style>
    <style:style style:name="P8" style:family="paragraph" style:parent-style-name="Text_20_body">
      <style:text-properties officeooo:rsid="001585f6" officeooo:paragraph-rsid="001585f6"/>
    </style:style>
    <style:style style:name="P9" style:family="paragraph" style:parent-style-name="Text_20_body">
      <style:text-properties officeooo:rsid="00189d79" officeooo:paragraph-rsid="00189d79"/>
    </style:style>
    <style:style style:name="P10" style:family="paragraph" style:parent-style-name="Text_20_body">
      <style:text-properties officeooo:rsid="0018dacd" officeooo:paragraph-rsid="0018dacd"/>
    </style:style>
    <style:style style:name="P11" style:family="paragraph" style:parent-style-name="Text_20_body">
      <style:text-properties officeooo:rsid="00197bf1" officeooo:paragraph-rsid="00197bf1"/>
    </style:style>
    <style:style style:name="P12" style:family="paragraph" style:parent-style-name="Text_20_body">
      <style:text-properties officeooo:paragraph-rsid="00197bf1"/>
    </style:style>
    <style:style style:name="P13" style:family="paragraph" style:parent-style-name="Text_20_body">
      <style:text-properties officeooo:rsid="001adc39" officeooo:paragraph-rsid="001adc39"/>
    </style:style>
    <style:style style:name="P14" style:family="paragraph" style:parent-style-name="Text_20_body">
      <style:text-properties officeooo:paragraph-rsid="001de165"/>
    </style:style>
    <style:style style:name="P15" style:family="paragraph" style:parent-style-name="Text_20_body">
      <style:text-properties officeooo:rsid="00251183" officeooo:paragraph-rsid="00251183"/>
    </style:style>
    <style:style style:name="P16" style:family="paragraph" style:parent-style-name="Text_20_body">
      <style:text-properties officeooo:rsid="0025e352" officeooo:paragraph-rsid="0025e352"/>
    </style:style>
    <style:style style:name="P17" style:family="paragraph" style:parent-style-name="Text_20_body">
      <style:text-properties officeooo:rsid="00278891" officeooo:paragraph-rsid="00278891"/>
    </style:style>
    <style:style style:name="P18" style:family="paragraph" style:parent-style-name="Text_20_body">
      <style:text-properties officeooo:paragraph-rsid="00278891"/>
    </style:style>
    <style:style style:name="P19" style:family="paragraph" style:parent-style-name="Text_20_body">
      <style:text-properties officeooo:rsid="002c9475" officeooo:paragraph-rsid="002c9475"/>
    </style:style>
    <style:style style:name="P20" style:family="paragraph" style:parent-style-name="Text_20_body">
      <style:text-properties officeooo:paragraph-rsid="002c9475"/>
    </style:style>
    <style:style style:name="P21" style:family="paragraph" style:parent-style-name="Text_20_body">
      <style:text-properties officeooo:rsid="003087ed" officeooo:paragraph-rsid="003087ed"/>
    </style:style>
    <style:style style:name="P22" style:family="paragraph" style:parent-style-name="Text_20_body">
      <style:text-properties officeooo:paragraph-rsid="003087ed"/>
    </style:style>
    <style:style style:name="P23" style:family="paragraph" style:parent-style-name="Text_20_body">
      <style:text-properties officeooo:rsid="003160d3" officeooo:paragraph-rsid="003160d3"/>
    </style:style>
    <style:style style:name="P24" style:family="paragraph" style:parent-style-name="Text_20_body">
      <style:text-properties officeooo:paragraph-rsid="003160d3"/>
    </style:style>
    <style:style style:name="P25" style:family="paragraph" style:parent-style-name="Text_20_body">
      <style:text-properties officeooo:rsid="003316e7" officeooo:paragraph-rsid="003316e7"/>
    </style:style>
    <style:style style:name="P26" style:family="paragraph" style:parent-style-name="Text_20_body">
      <style:text-properties officeooo:rsid="00360872" officeooo:paragraph-rsid="00360872"/>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97bf1"/>
    </style:style>
    <style:style style:name="T9" style:family="text">
      <style:text-properties officeooo:rsid="001b0f72"/>
    </style:style>
    <style:style style:name="T10" style:family="text">
      <style:text-properties officeooo:rsid="001c4447"/>
    </style:style>
    <style:style style:name="T11" style:family="text">
      <style:text-properties officeooo:rsid="001de165"/>
    </style:style>
    <style:style style:name="T12" style:family="text">
      <style:text-properties officeooo:rsid="00215eb3"/>
    </style:style>
    <style:style style:name="T13" style:family="text">
      <style:text-properties officeooo:rsid="00231b11"/>
    </style:style>
    <style:style style:name="T14" style:family="text">
      <style:text-properties officeooo:rsid="00264015"/>
    </style:style>
    <style:style style:name="T15" style:family="text">
      <style:text-properties officeooo:rsid="00278891"/>
    </style:style>
    <style:style style:name="T16" style:family="text">
      <style:text-properties officeooo:rsid="00285650"/>
    </style:style>
    <style:style style:name="T17" style:family="text">
      <style:text-properties officeooo:rsid="002a0550"/>
    </style:style>
    <style:style style:name="T18" style:family="text">
      <style:text-properties officeooo:rsid="002b403b"/>
    </style:style>
    <style:style style:name="T19" style:family="text">
      <style:text-properties officeooo:rsid="002c9475"/>
    </style:style>
    <style:style style:name="T20" style:family="text">
      <style:text-properties officeooo:rsid="002dddc5"/>
    </style:style>
    <style:style style:name="T21" style:family="text">
      <style:text-properties officeooo:rsid="002effc0"/>
    </style:style>
    <style:style style:name="T22" style:family="text">
      <style:text-properties officeooo:rsid="003087ed"/>
    </style:style>
    <style:style style:name="T23" style:family="text">
      <style:text-properties officeooo:rsid="003160d3"/>
    </style:style>
    <style:style style:name="T24" style:family="text">
      <style:text-properties officeooo:rsid="003309a1"/>
    </style:style>
    <style:style style:name="T25" style:family="text">
      <style:text-properties officeooo:rsid="003316e7"/>
    </style:style>
    <style:style style:name="T26" style:family="text">
      <style:text-properties officeooo:rsid="003447bd"/>
    </style:style>
    <style:style style:name="T27" style:family="text">
      <style:text-properties officeooo:rsid="00360872"/>
    </style:style>
    <style:style style:name="T28" style:family="text">
      <style:text-properties officeooo:rsid="0037dd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w to Program in Assembly Language</text:p>
      <text:p text:style-name="P1">Lesson 2: Addressing Modes</text:p>
      <text:p text:style-name="P2">[Title Slide]</text:p>
      <text:p text:style-name="P3">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started there. </text:span><text:span text:style-name="T2">So please, go back to my channel (and don’t forget to subscribe!) and check out that first episode if you aren’t ready to get started here.</text:span></text:p>
      <text:p text:style-name="P4">[Slide 2: Memory Map]</text:p>
      <text:p text:style-name="P4">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d from zero to hex FFFF, or decimal 65,535. Those first 256 bytes, from zero to hex 00FF is the zero page, which we discussed in the last episode, as the high byte of the address for that range is zero.</text:span></text:p>
      <text:p text:style-name="P7">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7">The next six pages, from hex 0200 to 07FF are RAM reserved for use by the BASIC interpreter and Kernal. <text:span text:style-name="T4">Some data can be placed there by your program if you are extra careful.</text:span></text:p>
      <text:p text:style-name="P8">The <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9">The next page, from hex 9F00 to 9FFF is not RAM at all, but rather it is mapped to the input/output devices, like the VERA video and sound chip and the VIA controllers. We’ll get into how to use these addresses in a later video. Just be aware for now that we can’t use any of that space for storing data.</text:p>
      <text:p text:style-name="P9">Then the next 32 pages, from hex A000 to hex BFFF is the banked RAM window. This is where you can store up to 512 kilobytes of data across 64 banks of RAM. We’ll get into this in another episode, as well.</text:p>
      <text:p text:style-name="P9"><text:soft-page-break/>The last 64 pages, from hex C000 to hex FFFF is the banked ROM, where stuff like the BASIC interpreter and the Kernal machine code are stored, along with other data needed <text:span text:style-name="T7">for running them. As it is read-only memory, we can’t right any data there, but we can read and execute the data and code that is there, and we will need to when we get to calling the Kernal functions. You guessed it, that’s going to be another episode, too.</text:span></text:p>
      <text:p text:style-name="P10">[Cut to Slide 3 – Opcode/addressing mode review]</text:p>
      <text:p text:style-name="P12"><text:span text:style-name="T8">In the p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span></text:p>
      <text:p text:style-name="P11">[Cut to slide 4 – Immediate]</text:p>
      <text:p text:style-name="P13">The first addressing mode we went over in the first episode was the Immediate mode, which is denoted in assembly language with a hash symbol at the beginning of the operand. <text:span text:style-name="T9">This means that a hard-coded value will be used for the operand, rather than an address for where that data </text:span><text:span text:style-name="T10">will</text:span><text:span text:style-name="T9"> be. </text:span><text:span text:style-name="T11">As this mode can only be used for reading a value, it is only used by instructions that load data to registers, like LDA, do some sort of arithmetic, or compares a value with the contents of a register.</text:span></text:p>
      <text:p text:style-name="P14"><text:span text:style-name="T11">[ Cut to slide 5 – </text:span><text:span text:style-name="T12">Impli</text:span><text:span text:style-name="T13">ed</text:span><text:span text:style-name="T11">]</text:span></text:p>
      <text:p text:style-name="P15">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a single bytes in memory for just their opcodes.</text:p>
      <text:p text:style-name="P15">[Cut to slide 6 – absolute]</text:p>
      <text:p text:style-name="P16">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256, in which case you are specifying…</text:p>
      <text:p text:style-name="P16">[Cut to slide 7 – ZP]</text:p>
      <text:p text:style-name="P16">Zero Page mode. This works the same as Absolute mode, except that the address can fit in a single 8-bit <text:span text:style-name="T14">operand. Most instructions that support Absolute mode also support Zero Page mode, but in the latter case it is more efficient. First, because the operand is only one byte instead of two, taking up less </text:span><text:soft-page-break/><text:span text:style-name="T14">memory as an instruction. Second, as it requires fewer cycles to read the instruction, it runs faster. This means that performance can be gained by keeping key values in the Zero Page for quick access when timing is critical.</text:span></text:p>
      <text:p text:style-name="P17">[ Cut to slide 8 – Indexed]</text:p>
      <text:p text:style-name="P18"><text:span text:style-name="T15">Very often, the actual address that your program needs to access is determined at run time, you can’t just hard-code the address when you write it. This is where the index registers, X and Y, come in. </text:span><text:span text:style-name="T16">The values in those registers can be added to a base address at run time to calculate the target address.</text:span><text:span text:style-name="T15"> There are four </text:span><text:span text:style-name="T16">distinct addressing modes that are indexed in this fashion: Absolute Indexed with X, Absolute Indexed with Y, Zero Page indexed with X, and Zero Page indexed with Y. All four are used for many instructions, each using a unique opcode. In assembly language, this mode is denoted by appending a comma-X or a comma-Y to an address, which can either be an absolute 16-bit address or an 8-bit Zero Page address that is under hex 100 or decimal 256. </text:span><text:span text:style-name="T17">In all cases, the one- or two-byte base address is the machine code operand, and the opcode will tell the processor how many bytes there are in the base addresswhich index register to add to it. </text:span><text:span text:style-name="T18">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19">[Cut to slide 9 – Indirect]</text:p>
      <text:p text:style-name="P20"><text:span text:style-name="T19">If you have programmed at all in C, you are already familiar with the concept of a pointer to a pointer, which is used in the main function to present the command line arguments as an array of strings. </text:span><text:span text:style-name="T20">In assembly, we can do a similar thing by having an operand that is an address of another address that is stored somewhere in memory. This is Indirect addressing which 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1">The 65C02 introduced Zero Page Indirect to several instructions, as that mode was not available for any instructions on the original 6502. Absolute Indirect is only available for one instruction: JMP, or Jump, which does not support Zero Page Indirect even on the 65C02. In fact, the Zero Page is generally not used for executable code on any 6502-based system, so that would not be a useful mode for Jump, which simply loads a new address into the Program Counter. </text:span><text:span text:style-name="T22">An indirect jump is useful when you have a jump table at a fixed location where the target addresses stored there are subject to change. We’ll get into that more in a later episode.</text:span></text:p>
      <text:p text:style-name="P21">[Cut to slide 10 – Zero Page Indexed Indirect]</text:p>
      <text:p text:style-name="P22">Quite often, when you have a<text:span text:style-name="T23">n array of addresses</text:span>, it’s a good idea to put it on the Zero Page, where you can have <text:span text:style-name="T23">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text:span><text:soft-page-break/><text:span text:style-name="T23">Page address in the operand, and then access the data from the address stored there. It’s a bit tricky to explain, but we will see a concrete example of this later.</text:span></text:p>
      <text:p text:style-name="P23">[Cut to slide 11 – Zero Page Indirect Indexed with Y]</text:p>
      <text:p text:style-name="P24"><text:span text:style-name="T23">While the last mode required you to use X, there is another that requires you to use Y, and is used even more often. The Zero Page Indirect Indexed with Y mode (now that’s a mouthful!) is the only means available for storing the base address of an array in memory at another location, and then index into or iterate through it, in the manner in which the direct indexed modes work </text:span><text:span text:style-name="T24">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5">This can also be a bit hard to understand, so we will see a concrete example of this later as well.</text:span></text:p>
      <text:p text:style-name="P25">[Cut to slide 12 – Relative]</text:p>
      <text:p text:style-name="P25">Finally there is the Relative addressing mode, also known as the mode we won’t be dealing with in this episode. This mode is only used for branching, and we will be covering that another time. In a nutshell, it uses a single-byte signed operand that provides provides an offset relative to the current Program Counter. This means that, as it is using an 8-bit offset, it is limited to a range of negative 128 to positive 127, which means that branches need to be to relatively nearby locations. We’ll go into this at depth in the branching episode.</text:p>
      <text:p text:style-name="P25">[Cut to slide 13 – Example Program, <text:span text:style-name="T27">part 1</text:span>]</text:p>
      <text:p text:style-name="P25">For now, let’s create a program that uses all the rest of these varied addressing modes. <text:span text:style-name="T26">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27">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26">Here we are going to store a two-entry address table, with ZP_PTR_1 pointing to the first entry and ZP_PTR_2 pointing to the second, at hex 32. Then we are going to have a little data array starting at hex 34, which we are calling <text:span text:style-name="T28">ZP_DATA. The rest of the data will be sitting alongside our code in the main part of RAM.</text:span></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0:17:59.499055051</meta:creation-date>
    <dc:date>2020-12-14T02:15:11.994284287</dc:date>
    <meta:editing-duration>PT2H11M</meta:editing-duration>
    <meta:editing-cycles>18</meta:editing-cycles>
    <meta:generator>LibreOffice/6.4.6.2$Linux_X86_64 LibreOffice_project/40$Build-2</meta:generator>
    <meta:document-statistic meta:table-count="0" meta:image-count="0" meta:object-count="0" meta:page-count="4" meta:paragraph-count="35" meta:word-count="2448" meta:character-count="13217" meta:non-whitespace-character-count="10790"/>
  </office:meta>
</office:document-meta>
</file>